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99ccff" draw:textarea-horizontal-align="center" draw:textarea-vertical-align="top" draw:auto-grow-height="true" draw:auto-grow-width="false" fo:min-height="0.475cm" fo:min-width="2.948cm"/>
    </style:style>
    <style:style style:name="gr2" style:family="graphic" style:parent-style-name="standard">
      <style:graphic-properties draw:stroke="solid" svg:stroke-color="#000000" draw:fill="solid" draw:fill-color="#99ccff" fo:min-height="0.16cm"/>
    </style:style>
    <style:style style:name="gr3" style:family="graphic" style:parent-style-name="standard">
      <style:graphic-properties draw:stroke="solid" svg:stroke-color="#000000" draw:fill="solid" draw:fill-color="#99cc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Line_20_Arrow" draw:marker-end-width="0.2cm" draw:textarea-horizontal-align="center" draw:textarea-vertical-align="middle"/>
    </style:style>
    <style:style style:name="gr5" style:family="graphic" style:parent-style-name="standard">
      <style:graphic-properties draw:stroke="solid" svg:stroke-color="#000000" draw:fill="solid" draw:fill-color="#94bd5e" draw:textarea-horizontal-align="left" draw:auto-grow-height="true" draw:auto-grow-width="true" fo:min-height="0cm" fo:min-width="2.808cm"/>
    </style:style>
    <style:style style:name="gr6" style:family="graphic" style:parent-style-name="standard">
      <style:graphic-properties draw:stroke="solid" svg:stroke-color="#000000" draw:fill="solid" draw:fill-color="#94bd5e" fo:min-height="0.581cm"/>
    </style:style>
    <style:style style:name="gr7" style:family="graphic" style:parent-style-name="standard">
      <style:graphic-properties draw:stroke="solid" svg:stroke-color="#000000" draw:fill="solid" draw:fill-color="#94bd5e" fo:min-height="0.43cm"/>
    </style:style>
    <style:style style:name="gr8" style:family="graphic" style:parent-style-name="standard">
      <style:graphic-properties draw:stroke="solid" svg:stroke-color="#000000" draw:marker-end="Line_20_Arrow" draw:marker-end-width="0.2cm" draw:fill="solid" draw:fill-color="#94bd5e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38cm" fo:min-width="0cm"/>
    </style:style>
    <style:style style:name="gr10" style:family="graphic" style:parent-style-name="standard">
      <style:graphic-properties draw:stroke="solid" svg:stroke-color="#000000" draw:fill="solid" draw:fill-color="#94bd5e" draw:textarea-horizontal-align="left" draw:auto-grow-height="true" draw:auto-grow-width="true" fo:min-height="0.563cm" fo:min-width="0cm"/>
    </style:style>
    <style:style style:name="gr11" style:family="graphic" style:parent-style-name="standard">
      <style:graphic-properties draw:stroke="solid" svg:stroke-color="#000000" draw:fill="solid" draw:fill-color="#94bd5e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505cm" fo:min-width="0cm"/>
    </style:style>
    <style:style style:name="gr14" style:family="graphic" style:parent-style-name="standard">
      <style:graphic-properties draw:stroke="solid" svg:stroke-color="#000000" draw:fill="solid" draw:fill-color="#ffff99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id="id8" draw:layer="layout" svg:width="3.982cm" svg:height="0.963cm" svg:x="17.417cm" svg:y="13.309cm">
          <draw:text-box>
            <text:p text:style-name="P1"><text:span text:style-name="T1">resample.fit</text:span></text:p>
          </draw:text-box>
        </draw:frame>
        <draw:frame draw:style-name="gr2" draw:id="id1" draw:layer="layout" svg:width="1.738cm" svg:height="0.963cm" svg:x="9.836cm" svg:y="8.173cm">
          <draw:text-box>
            <text:p>train</text:p>
          </draw:text-box>
        </draw:frame>
        <draw:frame draw:style-name="gr3" draw:id="id3" draw:layer="layout" svg:width="2.403cm" svg:height="0.963cm" svg:x="9.495cm" svg:y="13.324cm">
          <draw:text-box>
            <text:p>predict</text:p>
          </draw:text-box>
        </draw:frame>
        <draw:frame draw:style-name="gr3" draw:id="id9" draw:layer="layout" svg:width="4.058cm" svg:height="0.963cm" svg:x="8.686cm" svg:y="18.841cm">
          <draw:text-box>
            <text:p>performance</text:p>
          </draw:text-box>
        </draw:frame>
        <draw:connector draw:style-name="gr4" draw:text-style-name="P1" draw:layer="layout" draw:line-skew="-0.353cm" svg:x1="10.705cm" svg:y1="9.136cm" svg:x2="10.717cm" svg:y2="11.005cm" draw:start-shape="id1" draw:start-glue-point="2" draw:end-shape="id2" draw:end-glue-point="0" svg:d="m10705 9136v582h12v1287">
          <text:p/>
        </draw:connector>
        <draw:connector draw:style-name="gr4" draw:text-style-name="P1" draw:layer="layout" svg:x1="10.696cm" svg:y1="14.287cm" svg:x2="10.716cm" svg:y2="15.767cm" draw:start-shape="id3" draw:start-glue-point="2" draw:end-shape="id4" draw:end-glue-point="0" svg:d="m10696 14287v740h20v740">
          <text:p/>
        </draw:connector>
        <draw:frame draw:style-name="gr5" draw:id="id5" draw:layer="layout" svg:width="3.308cm" svg:height="0.963cm" svg:x="9.049cm" svg:y="5.591cm">
          <draw:text-box>
            <text:p>learn.task</text:p>
          </draw:text-box>
        </draw:frame>
        <draw:connector draw:style-name="gr4" draw:text-style-name="P1" draw:layer="layout" svg:x1="10.703cm" svg:y1="6.554cm" svg:x2="10.705cm" svg:y2="8.173cm" draw:start-shape="id5" draw:end-shape="id1" draw:end-glue-point="0" svg:d="m10703 6554v810h2v809">
          <text:p/>
        </draw:connector>
        <draw:frame draw:style-name="gr3" draw:id="id6" draw:layer="layout" svg:width="7.517cm" svg:height="0.963cm" svg:x="20.483cm" svg:y="5.586cm">
          <draw:text-box>
            <text:p>make.res.desc / instance</text:p>
          </draw:text-box>
        </draw:frame>
        <draw:connector draw:style-name="gr4" draw:text-style-name="P1" draw:layer="layout" svg:x1="24.241cm" svg:y1="6.549cm" svg:x2="24.24cm" svg:y2="8.137cm" draw:start-shape="id6" draw:start-glue-point="2" draw:end-shape="id7" draw:end-glue-point="0" svg:d="m24241 6549v794h-1v794">
          <text:p/>
        </draw:connector>
        <draw:connector draw:style-name="gr4" draw:text-style-name="P1" draw:layer="layout" svg:x1="12.357cm" svg:y1="6.072cm" svg:x2="20.483cm" svg:y2="6.067cm" draw:start-shape="id5" draw:start-glue-point="1" draw:end-shape="id6" draw:end-glue-point="3" svg:d="m12357 6072h4063v-5h4063">
          <text:p/>
        </draw:connector>
        <draw:connector draw:style-name="gr4" draw:text-style-name="P1" draw:layer="layout" svg:x1="19.408cm" svg:y1="14.272cm" svg:x2="13.287cm" svg:y2="16.248cm" draw:start-shape="id8" draw:start-glue-point="2" draw:end-shape="id4" draw:end-glue-point="1" svg:d="m19408 14272v1976h-6121">
          <text:p/>
        </draw:connector>
        <draw:frame draw:style-name="gr6" draw:id="id2" draw:layer="layout" svg:width="4.914cm" svg:height="0.963cm" svg:x="8.26cm" svg:y="11.005cm">
          <draw:text-box>
            <text:p>wrapped.model</text:p>
          </draw:text-box>
        </draw:frame>
        <draw:connector draw:style-name="gr4" draw:text-style-name="P1" draw:layer="layout" svg:x1="10.717cm" svg:y1="11.968cm" svg:x2="10.696cm" svg:y2="13.324cm" draw:start-shape="id2" draw:start-glue-point="2" draw:end-shape="id3" draw:end-glue-point="0" svg:d="m10717 11968v678h-21v678">
          <text:p/>
        </draw:connector>
        <draw:frame draw:style-name="gr7" draw:id="id4" draw:layer="layout" svg:width="5.142cm" svg:height="0.963cm" svg:x="8.145cm" svg:y="15.767cm">
          <draw:text-box>
            <text:p>prediction object</text:p>
          </draw:text-box>
        </draw:frame>
        <draw:connector draw:style-name="gr4" draw:text-style-name="P1" draw:layer="layout" svg:x1="10.716cm" svg:y1="16.73cm" svg:x2="10.715cm" svg:y2="18.841cm" draw:start-shape="id4" draw:start-glue-point="2" draw:end-shape="id9" draw:end-glue-point="0" svg:d="m10716 16730v1056h-1v1055">
          <text:p/>
        </draw:connector>
        <draw:frame draw:style-name="gr8" draw:id="id10" draw:layer="layout" svg:width="2.471cm" svg:height="0.963cm" svg:x="14.097cm" svg:y="8.17cm">
          <draw:text-box>
            <text:p>learner</text:p>
          </draw:text-box>
        </draw:frame>
        <draw:connector draw:style-name="gr4" draw:text-style-name="P1" draw:layer="layout" svg:x1="14.097cm" svg:y1="8.651cm" svg:x2="11.574cm" svg:y2="8.654cm" draw:start-shape="id10" draw:start-glue-point="3" draw:end-shape="id1" draw:end-glue-point="1" svg:d="m14097 8651h-1261v3h-1262">
          <text:p/>
        </draw:connector>
        <draw:frame draw:style-name="gr9" draw:id="id11" draw:layer="layout" svg:width="2.581cm" svg:height="0.963cm" svg:x="9.411cm" svg:y="1cm">
          <draw:text-box>
            <text:p>dataset</text:p>
          </draw:text-box>
        </draw:frame>
        <draw:connector draw:style-name="gr4" draw:text-style-name="P1" draw:layer="layout" svg:x1="10.701cm" svg:y1="1.963cm" svg:x2="10.718cm" svg:y2="3.185cm" draw:start-shape="id11" draw:start-glue-point="2" draw:end-shape="id12" draw:end-glue-point="0" svg:d="m10701 1963v611h17v611">
          <text:p/>
        </draw:connector>
        <draw:connector draw:style-name="gr4" draw:text-style-name="P1" draw:layer="layout" svg:x1="15.332cm" svg:y1="9.133cm" svg:x2="17.417cm" svg:y2="13.79cm" draw:start-shape="id10" draw:start-glue-point="2" draw:end-shape="id8" draw:end-glue-point="3" svg:d="m15332 9133v4657h2085">
          <text:p/>
        </draw:connector>
        <draw:frame draw:style-name="gr10" draw:id="id7" draw:layer="layout" svg:width="5.789cm" svg:height="0.963cm" svg:x="21.346cm" svg:y="8.137cm">
          <draw:text-box>
            <text:p>res.desc / instance</text:p>
          </draw:text-box>
        </draw:frame>
        <draw:connector draw:style-name="gr4" draw:text-style-name="P1" draw:layer="layout" svg:x1="24.24cm" svg:y1="9.1cm" svg:x2="21.399cm" svg:y2="13.79cm" draw:start-shape="id7" draw:start-glue-point="2" draw:end-shape="id8" draw:end-glue-point="1" svg:d="m24240 9100v4690h-2841">
          <text:p/>
        </draw:connector>
        <draw:frame draw:style-name="gr11" draw:id="id17" draw:layer="layout" svg:width="6.065cm" svg:height="0.963cm" svg:x="7.668cm" svg:y="21.737cm">
          <draw:text-box>
            <text:p>performance values</text:p>
          </draw:text-box>
        </draw:frame>
        <draw:frame draw:style-name="gr12" draw:id="id15" draw:layer="layout" svg:width="4.515cm" svg:height="0.963cm" svg:x="2.498cm" svg:y="8.167cm">
          <draw:text-box>
            <text:p>subset indices</text:p>
          </draw:text-box>
        </draw:frame>
        <draw:frame draw:style-name="gr12" draw:id="id16" draw:layer="layout" svg:width="4.515cm" svg:height="0.963cm" svg:x="2.498cm" svg:y="15.767cm">
          <draw:text-box>
            <text:p>subset indices</text:p>
          </draw:text-box>
        </draw:frame>
        <draw:connector draw:style-name="gr4" draw:text-style-name="P1" draw:layer="layout" svg:x1="9.049cm" svg:y1="6.072cm" svg:x2="1.532cm" svg:y2="10.972cm" draw:start-shape="id5" draw:start-glue-point="3" draw:end-shape="id13" draw:end-glue-point="0" svg:d="m9049 6072h-7517v4900">
          <text:p/>
        </draw:connector>
        <draw:frame draw:style-name="gr13" draw:id="id14" draw:layer="layout" svg:width="3.355cm" svg:height="0.963cm" svg:x="3.658cm" svg:y="10.973cm">
          <draw:text-box>
            <text:p>dataframe</text:p>
          </draw:text-box>
        </draw:frame>
        <draw:frame draw:style-name="gr14" draw:id="id13" draw:layer="layout" svg:width="1.065cm" svg:height="0.963cm" svg:x="1cm" svg:y="10.972cm">
          <draw:text-box>
            <text:p>or</text:p>
          </draw:text-box>
        </draw:frame>
        <draw:connector draw:style-name="gr4" draw:text-style-name="P1" draw:layer="layout" svg:x1="3.658cm" svg:y1="11.454cm" svg:x2="2.065cm" svg:y2="11.453cm" draw:start-shape="id14" draw:start-glue-point="3" draw:end-shape="id13" draw:end-glue-point="1" svg:d="m3658 11454h-796v-1h-797">
          <text:p/>
        </draw:connector>
        <draw:connector draw:style-name="gr4" draw:text-style-name="P1" draw:layer="layout" svg:x1="1.532cm" svg:y1="11.935cm" svg:x2="9.495cm" svg:y2="13.805cm" draw:start-shape="id13" draw:start-glue-point="2" draw:end-shape="id3" draw:end-glue-point="3" svg:d="m1532 11935v1870h7963">
          <text:p/>
        </draw:connector>
        <draw:connector draw:style-name="gr4" draw:text-style-name="P1" draw:layer="layout" svg:x1="7.013cm" svg:y1="8.648cm" svg:x2="9.836cm" svg:y2="8.654cm" draw:start-shape="id15" draw:start-glue-point="1" draw:end-shape="id1" draw:end-glue-point="3" svg:d="m7013 8648h1412v6h1411">
          <text:p/>
        </draw:connector>
        <draw:connector draw:style-name="gr4" draw:text-style-name="P1" draw:layer="layout" draw:type="curve" svg:x1="12.357cm" svg:y1="6.072cm" svg:x2="19.408cm" svg:y2="13.309cm" draw:start-shape="id5" draw:start-glue-point="1" draw:end-shape="id8" draw:end-glue-point="0" svg:d="m12357 6072c4701 0 7051 2412 7051 7237">
          <text:p/>
        </draw:connector>
        <draw:connector draw:style-name="gr4" draw:text-style-name="P1" draw:layer="layout" svg:x1="7.013cm" svg:y1="16.248cm" svg:x2="8.145cm" svg:y2="16.248cm" draw:start-shape="id16" draw:start-glue-point="1" draw:end-shape="id4" draw:end-glue-point="3" svg:d="m7013 16248h1132">
          <text:p/>
        </draw:connector>
        <draw:connector draw:style-name="gr4" draw:text-style-name="P1" draw:layer="layout" svg:x1="10.715cm" svg:y1="19.804cm" svg:x2="10.7cm" svg:y2="21.737cm" draw:start-shape="id9" draw:start-glue-point="2" draw:end-shape="id17" svg:d="m10715 19804v967h-15v966">
          <text:p/>
        </draw:connector>
        <draw:frame draw:style-name="gr3" draw:id="id12" draw:layer="layout" svg:width="3.393cm" svg:height="0.963cm" svg:x="9.022cm" svg:y="3.185cm">
          <draw:text-box>
            <text:p>make.task</text:p>
          </draw:text-box>
        </draw:frame>
        <draw:connector draw:style-name="gr4" draw:text-style-name="P1" draw:layer="layout" svg:x1="10.718cm" svg:y1="4.148cm" svg:x2="10.703cm" svg:y2="5.591cm" draw:start-shape="id12" draw:start-glue-point="2" draw:end-shape="id5" draw:end-glue-point="0" svg:d="m10718 4148v722h-15v72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cm" fo:page-height="23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atharina Borg</meta:initial-creator>
    <meta:creation-date>2010-06-04T10:57:04.56</meta:creation-date>
    <dc:date>2010-06-04T13:08:33.25</dc:date>
    <dc:creator>Katharina Borg</dc:creator>
    <meta:editing-duration>PT01H27M11S</meta:editing-duration>
    <meta:editing-cycles>6</meta:editing-cycles>
    <meta:generator>OpenOffice.org/3.2$Win32 OpenOffice.org_project/320m12$Build-9483</meta:generator>
    <meta:document-statistic meta:object-count="37"/>
  </office:meta>
</office:document-meta>
</file>